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101" officeooo:paragraph-rsid="0013a101"/>
    </style:style>
    <style:style style:name="P2" style:family="paragraph" style:parent-style-name="Standard">
      <style:text-properties officeooo:rsid="00142353" officeooo:paragraph-rsid="00142353"/>
    </style:style>
    <style:style style:name="P3" style:family="paragraph" style:parent-style-name="Standard">
      <style:text-properties fo:font-size="24pt" officeooo:rsid="0013a101" officeooo:paragraph-rsid="0013a101" style:font-size-asian="24pt" style:font-size-complex="24pt"/>
    </style:style>
    <style:style style:name="P4" style:family="paragraph" style:parent-style-name="Standard">
      <style:paragraph-properties fo:text-align="center" style:justify-single-word="false"/>
      <style:text-properties fo:font-size="24pt" officeooo:rsid="0013a101" officeooo:paragraph-rsid="0013a101" style:font-size-asian="24pt" style:font-size-complex="24pt"/>
    </style:style>
    <style:style style:name="P5" style:family="paragraph" style:parent-style-name="Standard">
      <style:paragraph-properties fo:text-align="center" style:justify-single-word="false"/>
      <style:text-properties fo:font-size="16pt" officeooo:rsid="00142353" officeooo:paragraph-rsid="00142353" style:font-size-asian="14pt" style:font-size-complex="16pt"/>
    </style:style>
    <style:style style:name="T1" style:family="text">
      <style:text-properties officeooo:rsid="0013a101"/>
    </style:style>
    <style:style style:name="T2" style:family="text">
      <style:text-properties officeooo:rsid="001593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elta Document</text:p>
      <text:p text:style-name="P4"/>
      <text:p text:style-name="P5"/>
      <text:p text:style-name="P5"/>
      <text:p text:style-name="P5"/>
      <text:p text:style-name="P5">Mackenzie Power</text:p>
      <text:p text:style-name="P5">Haotian Ma</text:p>
      <text:p text:style-name="P5">RyanTetland</text:p>
      <text:p text:style-name="P5">William Revell</text:p>
      <text:p text:style-name="P5">Mitchel Kova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Requirements-</text:p>
      <text:p text:style-name="P1">Our group ended up meeting nearly everyone of our requirements, as we were able to complete a working game with both humans and AI. Unfortunately we were not able to connect our game to the robot librarian, this means that instead of downloading robots from the librarian we were forced to create custom robots with custom AI built into our game.</text:p>
      <text:p text:style-name="P1"/>
      <text:p text:style-name="P1">Design Changes-</text:p>
      <text:p text:style-name="P1">First and foremost we did not account for the translation of the Forth code from JSON files in our design document. Due to this we ended up adding both the interpretor as well as the word translator classes. Also neither the RobotStats nor the StatsTracker were implemented into the final design, instead each robot individually get track of their current statistics in the match. <text:s/><text:span text:style-name="T2">Within each robot class two more attributes were added to allow a mailbox for each teammate. </text:span></text:p>
      <text:p text:style-name="P1"/>
      <text:p text:style-name="P1"/>
      <text:p text:style-name="P1">*Added the overallGamePanel <text:s/></text:p>
      <text:p text:style-name="P1"/>
      <text:p text:style-name="P1">Bugs- </text:p>
      <text:p text:style-name="P2">Despite our game being finished there are still several bugs that come up from time to time. First w<text:span text:style-name="T1">ithin the wordTranslator strings that do not already exist in the dictionary are not always correctly ignored and dealt with and can cause the program to go into an infinite loop in certain cases. </text:span>Also f<text:span text:style-name="T1">or the game to correctly update the robots healthLeft during an AIs turn the gameBoard must be clicked on </text:span>this is also the same for when an AI wins the game<text:span text:style-name="T1">. </text:span>When running an AI simulation the red scout never takes its first turn and the user must manually end the turn for every AI robot. <text:span text:style-name="T1">When the current player kills themselves the game sometimes restarts the round despite them being dead </text:span>and throws a noSuchElement exception<text:span text:style-name="T1">. If a game it played multiple times without teams being chosen, when the default robot team is selected as a team later on, more default robots are still cre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7:45:27.026489531</meta:creation-date>
    <dc:date>2016-12-09T18:41:18.169757153</dc:date>
    <meta:editing-duration>PT13S</meta:editing-duration>
    <meta:editing-cycles>1</meta:editing-cycles>
    <meta:document-statistic meta:table-count="0" meta:image-count="0" meta:object-count="0" meta:page-count="2" meta:paragraph-count="14" meta:word-count="319" meta:character-count="1857" meta:non-whitespace-character-count="1547"/>
    <meta:generator>LibreOffice/4.4.7.2$Linux_X86_64 LibreOffice_project/40$Build-2</meta:generator>
  </office:meta>
</office:document-meta>
</file>